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326" officeooo:paragraph-rsid="001da3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ünstigkeitsgebot</text:p>
      <text:p text:style-name="P1"/>
      <text:p text:style-name="P1">- Im Allgemeinen können die Rechte für den Arbeitnehmer nur besser werde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08:33:16.362000000</meta:creation-date>
    <dc:date>2021-01-26T09:50:59.050000000</dc:date>
    <meta:editing-duration>PT1H7M32S</meta:editing-duration>
    <meta:editing-cycles>1</meta:editing-cycles>
    <meta:document-statistic meta:table-count="0" meta:image-count="0" meta:object-count="0" meta:page-count="1" meta:paragraph-count="2" meta:word-count="13" meta:character-count="90" meta:non-whitespace-character-count="79"/>
    <meta:generator>LibreOffice/6.2.2.2$Windows_X86_64 LibreOffice_project/2b840030fec2aae0fd2658d8d4f9548af4e3518d</meta:generator>
  </office:meta>
</office:document-meta>
</file>